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50000006AD846A8213F8DC4BA.png" manifest:media-type="image/png"/>
  <manifest:file-entry manifest:full-path="Pictures/100002010000014D000002007EDA1229549A07FB.png" manifest:media-type="image/png"/>
  <manifest:file-entry manifest:full-path="Pictures/1000020100000130000000E25DA6E44396585A2E.png" manifest:media-type="image/png"/>
  <manifest:file-entry manifest:full-path="Pictures/10000201000001300000009110E4EA1AB9527939.png" manifest:media-type="image/png"/>
  <manifest:file-entry manifest:full-path="Pictures/1000020100000071000000AC6EF6AAFC65627EA0.png" manifest:media-type="image/png"/>
  <manifest:file-entry manifest:full-path="Pictures/100002010000014B0000011F55790A209CEB7376.png" manifest:media-type="image/png"/>
  <manifest:file-entry manifest:full-path="Pictures/100002010000022A00000202438205F236ACD681.png" manifest:media-type="image/png"/>
  <manifest:file-entry manifest:full-path="Pictures/10000201000000A0000000D877179D7BB1293C47.png" manifest:media-type="image/png"/>
  <manifest:file-entry manifest:full-path="Pictures/1000020100000131000000A46241209011F21B05.png" manifest:media-type="image/png"/>
  <manifest:file-entry manifest:full-path="Pictures/1000020100000132000000C2A9856BE9550089A4.png" manifest:media-type="image/png"/>
  <manifest:file-entry manifest:full-path="Pictures/10000201000000640000006892C1C9CCD72DFFF2.png" manifest:media-type="image/png"/>
  <manifest:file-entry manifest:full-path="Pictures/100002010000012E0000007F7ADF2ED417A049B3.png" manifest:media-type="image/png"/>
  <manifest:file-entry manifest:full-path="Pictures/100002010000013000000023A4C78B559B839A93.png" manifest:media-type="image/png"/>
  <manifest:file-entry manifest:full-path="Pictures/10000201000001330000010361C0EFF6F7BA9E9E.png" manifest:media-type="image/png"/>
  <manifest:file-entry manifest:full-path="Pictures/1000020100000135000000CD412BBA182F50C125.png" manifest:media-type="image/png"/>
  <manifest:file-entry manifest:full-path="Pictures/100002010000012E0000009AEE3B92220AB49ACE.png" manifest:media-type="image/png"/>
  <manifest:file-entry manifest:full-path="Pictures/10000201000000C80000004968C3E694CEAF807B.png" manifest:media-type="image/png"/>
  <manifest:file-entry manifest:full-path="Pictures/10000201000000B40000003E445036016F9CDAA9.png" manifest:media-type="image/png"/>
  <manifest:file-entry manifest:full-path="Pictures/10000201000001300000003AD7E8F3957E36290C.png" manifest:media-type="image/png"/>
  <manifest:file-entry manifest:full-path="Pictures/10000201000001310000002131D2EF99ADF14D23.png" manifest:media-type="image/png"/>
  <manifest:file-entry manifest:full-path="Pictures/10000201000001090000010497294B8E622D73BE.png" manifest:media-type="image/png"/>
  <manifest:file-entry manifest:full-path="Pictures/100002010000019B00000174B63644F98919C374.png" manifest:media-type="image/png"/>
  <manifest:file-entry manifest:full-path="Pictures/10000201000001C3000000FEFE80A82FAE5BEAEB.png" manifest:media-type="image/png"/>
  <manifest:file-entry manifest:full-path="Pictures/100002010000012F000000A038AC80ED9FD8191C.png" manifest:media-type="image/png"/>
  <manifest:file-entry manifest:full-path="Pictures/100002010000017B000001149BED73011F9EEC04.png" manifest:media-type="image/png"/>
  <manifest:file-entry manifest:full-path="Pictures/10000201000001B8000001691191888616433E4E.png" manifest:media-type="image/png"/>
  <manifest:file-entry manifest:full-path="Pictures/100002010000029B000000E011294F471949FBA4.png" manifest:media-type="image/png"/>
  <manifest:file-entry manifest:full-path="Pictures/1000020100000130000000C69AEAF80026ED6CE2.png" manifest:media-type="image/png"/>
  <manifest:file-entry manifest:full-path="Pictures/10000201000000F0000000D7382EB5C4FC26EB55.png" manifest:media-type="image/png"/>
  <manifest:file-entry manifest:full-path="Pictures/1000020100000174000000FCAEDDE2AD859B1C31.png" manifest:media-type="image/png"/>
  <manifest:file-entry manifest:full-path="Pictures/10000201000001310000010C37C554B0F36A9F6E.png" manifest:media-type="image/png"/>
  <manifest:file-entry manifest:full-path="Pictures/100002010000014D000000EC93D80841E7802F1A.png" manifest:media-type="image/png"/>
  <manifest:file-entry manifest:full-path="Pictures/10000201000001ED0000014AA3FF3AA585CFE06D.png" manifest:media-type="image/png"/>
  <manifest:file-entry manifest:full-path="Pictures/10000201000000C9000000C5E40ACBD4E3557D22.png" manifest:media-type="image/png"/>
  <manifest:file-entry manifest:full-path="Pictures/100002010000008400000054BA846438A169CD4B.png" manifest:media-type="image/png"/>
  <manifest:file-entry manifest:full-path="Pictures/100002010000012E000000604B0E871ECB00FC0A.png" manifest:media-type="image/png"/>
  <manifest:file-entry manifest:full-path="Pictures/100002010000013100000062E4D2FCE7AB2352B8.png" manifest:media-type="image/png"/>
  <manifest:file-entry manifest:full-path="Pictures/100002010000012E000000AE22105481EB9C3AAF.png" manifest:media-type="image/png"/>
  <manifest:file-entry manifest:full-path="Pictures/10000201000000D1000000CA4BDF40178939BCB5.png" manifest:media-type="image/png"/>
  <manifest:file-entry manifest:full-path="Pictures/10000201000000B8000000B4F436F0F4B6C199FB.png" manifest:media-type="image/png"/>
  <manifest:file-entry manifest:full-path="Pictures/100002010000014100000093ECC6B4BDFE1876EF.png" manifest:media-type="image/png"/>
  <manifest:file-entry manifest:full-path="Pictures/10000201000000F3000000FDEBDFE6C2F84E9557.png" manifest:media-type="image/png"/>
  <manifest:file-entry manifest:full-path="Pictures/10000201000000E6000000D986230FB07C8C567C.png" manifest:media-type="image/png"/>
  <manifest:file-entry manifest:full-path="Pictures/10000201000000A40000009638D9827BB11C866C.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officeooo:rsid="004ba7d8" officeooo:paragraph-rsid="0063b660"/>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48a7a" officeooo:paragraph-rsid="00645158"/>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Standard">
      <style:text-properties officeooo:paragraph-rsid="0063b660"/>
    </style:style>
    <style:style style:name="P18" style:family="paragraph" style:parent-style-name="Standard">
      <style:text-properties officeooo:rsid="00645158" officeooo:paragraph-rsid="00645158"/>
    </style:style>
    <style:style style:name="P19" style:family="paragraph" style:parent-style-name="Standard">
      <style:text-properties officeooo:rsid="006974fe" officeooo:paragraph-rsid="006974fe"/>
    </style:style>
    <style:style style:name="P20" style:family="paragraph" style:parent-style-name="Standard">
      <style:text-properties officeooo:rsid="0056742f" officeooo:paragraph-rsid="0056742f"/>
    </style:style>
    <style:style style:name="P21" style:family="paragraph" style:parent-style-name="Standard">
      <style:text-properties officeooo:rsid="006b4c61" officeooo:paragraph-rsid="006b4c61"/>
    </style:style>
    <style:style style:name="P22" style:family="paragraph" style:parent-style-name="Standard">
      <style:text-properties officeooo:paragraph-rsid="006b4c61"/>
    </style:style>
    <style:style style:name="P23" style:family="paragraph" style:parent-style-name="Footer">
      <style:paragraph-properties fo:text-align="center" style:justify-single-word="false"/>
    </style:style>
    <style:style style:name="P24" style:family="paragraph" style:parent-style-name="Text_20_body">
      <style:paragraph-properties fo:margin-top="0cm" fo:margin-bottom="0cm" loext:contextual-spacing="false"/>
      <style:text-properties officeooo:paragraph-rsid="001857e0"/>
    </style:style>
    <style:style style:name="P25"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6" style:family="paragraph" style:parent-style-name="Text_20_body">
      <style:text-properties officeooo:paragraph-rsid="001857e0"/>
    </style:style>
    <style:style style:name="P27" style:family="paragraph" style:parent-style-name="Text_20_body">
      <style:text-properties officeooo:paragraph-rsid="0025d844"/>
    </style:style>
    <style:style style:name="P28" style:family="paragraph" style:parent-style-name="Text_20_body">
      <style:text-properties officeooo:rsid="0048b206" officeooo:paragraph-rsid="0048b206"/>
    </style:style>
    <style:style style:name="P29" style:family="paragraph" style:parent-style-name="Text_20_body">
      <style:text-properties officeooo:rsid="0048b206" officeooo:paragraph-rsid="005fd559"/>
    </style:style>
    <style:style style:name="P30" style:family="paragraph" style:parent-style-name="Text_20_body">
      <style:text-properties officeooo:rsid="0068a8ab" officeooo:paragraph-rsid="0048b206"/>
    </style:style>
    <style:style style:name="P31" style:family="paragraph" style:parent-style-name="Text_20_body">
      <style:text-properties officeooo:rsid="0068a8ab" officeooo:paragraph-rsid="0048f2e9"/>
    </style:style>
    <style:style style:name="P32" style:family="paragraph" style:parent-style-name="Text_20_body">
      <style:text-properties officeooo:rsid="0068a8ab" officeooo:paragraph-rsid="005fd559"/>
    </style:style>
    <style:style style:name="P33" style:family="paragraph" style:parent-style-name="Text_20_body">
      <style:text-properties officeooo:rsid="0048f2e9" officeooo:paragraph-rsid="0048f2e9"/>
    </style:style>
    <style:style style:name="P34" style:family="paragraph" style:parent-style-name="Text_20_body">
      <style:text-properties officeooo:rsid="0048f2e9" officeooo:paragraph-rsid="005fd559"/>
    </style:style>
    <style:style style:name="P35" style:family="paragraph" style:parent-style-name="Text_20_body">
      <style:text-properties officeooo:rsid="004a8322" officeooo:paragraph-rsid="004a8322"/>
    </style:style>
    <style:style style:name="P36" style:family="paragraph" style:parent-style-name="Text_20_body">
      <style:text-properties officeooo:rsid="004b3ee8" officeooo:paragraph-rsid="004b3ee8"/>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63c4f2"/>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4ef4e7" style:font-style-asian="normal" style:font-style-complex="normal"/>
    </style:style>
    <style:style style:name="P42" style:family="paragraph" style:parent-style-name="Text_20_body">
      <style:text-properties fo:font-style="normal" officeooo:rsid="004ba7d8" officeooo:paragraph-rsid="0063c4f2" style:font-style-asian="normal" style:font-style-complex="normal"/>
    </style:style>
    <style:style style:name="P43" style:family="paragraph" style:parent-style-name="Text_20_body">
      <style:text-properties fo:font-style="normal" officeooo:rsid="0052b03f" officeooo:paragraph-rsid="0052b03f" style:font-style-asian="normal" style:font-style-complex="normal"/>
    </style:style>
    <style:style style:name="P44" style:family="paragraph" style:parent-style-name="Text_20_body">
      <style:text-properties fo:font-style="normal" officeooo:rsid="0063b660" officeooo:paragraph-rsid="0063b660" style:font-style-asian="normal" style:font-style-complex="normal"/>
    </style:style>
    <style:style style:name="P45" style:family="paragraph" style:parent-style-name="Text_20_body">
      <style:text-properties officeooo:paragraph-rsid="004ba7d8"/>
    </style:style>
    <style:style style:name="P46" style:family="paragraph" style:parent-style-name="Text_20_body">
      <style:text-properties officeooo:rsid="004ef4e7" officeooo:paragraph-rsid="004ef4e7"/>
    </style:style>
    <style:style style:name="P47" style:family="paragraph" style:parent-style-name="Text_20_body">
      <style:text-properties officeooo:rsid="00548a7a" officeooo:paragraph-rsid="00548a7a"/>
    </style:style>
    <style:style style:name="P48" style:family="paragraph" style:parent-style-name="Text_20_body">
      <style:text-properties officeooo:rsid="00548a7a" officeooo:paragraph-rsid="00645158"/>
    </style:style>
    <style:style style:name="P49" style:family="paragraph" style:parent-style-name="Text_20_body">
      <style:text-properties officeooo:rsid="00548a7a" officeooo:paragraph-rsid="006c51f9"/>
    </style:style>
    <style:style style:name="P50" style:family="paragraph" style:parent-style-name="Text_20_body">
      <style:text-properties officeooo:rsid="00548a7a" officeooo:paragraph-rsid="006fe2a7"/>
    </style:style>
    <style:style style:name="P51" style:family="paragraph" style:parent-style-name="Text_20_body">
      <style:text-properties officeooo:rsid="0050dc32" officeooo:paragraph-rsid="0056742f"/>
    </style:style>
    <style:style style:name="P52" style:family="paragraph" style:parent-style-name="Text_20_body">
      <style:text-properties officeooo:paragraph-rsid="0048b206"/>
    </style:style>
    <style:style style:name="P53" style:family="paragraph" style:parent-style-name="Text_20_body">
      <style:text-properties officeooo:rsid="0063b660" officeooo:paragraph-rsid="0063b660"/>
    </style:style>
    <style:style style:name="P54" style:family="paragraph" style:parent-style-name="Text_20_body">
      <style:text-properties officeooo:rsid="00645158" officeooo:paragraph-rsid="006974fe"/>
    </style:style>
    <style:style style:name="P55" style:family="paragraph" style:parent-style-name="Text_20_body">
      <style:text-properties officeooo:rsid="00645158" officeooo:paragraph-rsid="006c51f9"/>
    </style:style>
    <style:style style:name="P56" style:family="paragraph" style:parent-style-name="Text_20_body">
      <style:text-properties officeooo:rsid="0065e190" officeooo:paragraph-rsid="0065e190"/>
    </style:style>
    <style:style style:name="P57" style:family="paragraph" style:parent-style-name="Text_20_body">
      <style:text-properties fo:color="#ce181e" officeooo:rsid="00548a7a" officeooo:paragraph-rsid="00548a7a"/>
    </style:style>
    <style:style style:name="P58" style:family="paragraph" style:parent-style-name="Text_20_body">
      <style:text-properties fo:color="#ce181e" officeooo:rsid="00548a7a" officeooo:paragraph-rsid="006fe2a7"/>
    </style:style>
    <style:style style:name="P59" style:family="paragraph" style:parent-style-name="Text_20_body">
      <style:text-properties officeooo:paragraph-rsid="006fe2a7"/>
    </style:style>
    <style:style style:name="P60" style:family="paragraph" style:parent-style-name="Horizontal_20_Line">
      <style:text-properties officeooo:rsid="004ba7d8"/>
    </style:style>
    <style:style style:name="P61" style:family="paragraph" style:parent-style-name="Horizontal_20_Line">
      <style:text-properties officeooo:rsid="0048b206" officeooo:paragraph-rsid="005fd559"/>
    </style:style>
    <style:style style:name="P62" style:family="paragraph" style:parent-style-name="Horizontal_20_Line">
      <style:text-properties officeooo:rsid="00548a7a"/>
    </style:style>
    <style:style style:name="P63"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4" style:family="paragraph" style:parent-style-name="Heading_20_4">
      <style:text-properties officeooo:paragraph-rsid="0063b660"/>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officeooo:rsid="0048b206" officeooo:paragraph-rsid="0048b206"/>
    </style:style>
    <style:style style:name="P72" style:family="paragraph" style:parent-style-name="Heading_20_1">
      <style:paragraph-properties fo:margin-top="0cm" fo:margin-bottom="0cm" loext:contextual-spacing="false"/>
      <style:text-properties officeooo:rsid="0048b206" officeooo:paragraph-rsid="0048f2e9"/>
    </style:style>
    <style:style style:name="P73" style:family="paragraph" style:parent-style-name="Heading_20_1">
      <style:paragraph-properties fo:margin-top="0cm" fo:margin-bottom="0cm" loext:contextual-spacing="false"/>
      <style:text-properties officeooo:rsid="0048b206" officeooo:paragraph-rsid="004b3ee8"/>
    </style:style>
    <style:style style:name="P74" style:family="paragraph" style:parent-style-name="Heading_20_1">
      <style:paragraph-properties fo:margin-top="0cm" fo:margin-bottom="0cm" loext:contextual-spacing="false"/>
      <style:text-properties officeooo:rsid="0048b206" officeooo:paragraph-rsid="00548a7a"/>
    </style:style>
    <style:style style:name="P75" style:family="paragraph" style:parent-style-name="Heading_20_1">
      <style:paragraph-properties fo:margin-top="0cm" fo:margin-bottom="0cm" loext:contextual-spacing="false"/>
      <style:text-properties officeooo:rsid="00450e76" officeooo:paragraph-rsid="0048b206"/>
    </style:style>
    <style:style style:name="P76" style:family="paragraph" style:parent-style-name="Heading_20_1">
      <style:paragraph-properties fo:margin-top="0cm" fo:margin-bottom="0cm" loext:contextual-spacing="false"/>
      <style:text-properties officeooo:paragraph-rsid="004b3ee8"/>
    </style:style>
    <style:style style:name="P77" style:family="paragraph" style:parent-style-name="Heading_20_1">
      <style:paragraph-properties fo:margin-top="0cm" fo:margin-bottom="0cm" loext:contextual-spacing="false"/>
      <style:text-properties officeooo:paragraph-rsid="00645158"/>
    </style:style>
    <style:style style:name="P78" style:family="paragraph" style:parent-style-name="Heading_20_1">
      <style:paragraph-properties fo:margin-top="0cm" fo:margin-bottom="0cm" loext:contextual-spacing="false"/>
      <style:text-properties officeooo:rsid="0048ba39" officeooo:paragraph-rsid="0056742f"/>
    </style:style>
    <style:style style:name="P79" style:family="paragraph" style:parent-style-name="Heading_20_2">
      <style:text-properties officeooo:paragraph-rsid="005fd559"/>
    </style:style>
    <style:style style:name="P80" style:family="paragraph" style:parent-style-name="Heading_20_2">
      <style:text-properties officeooo:paragraph-rsid="0048b206"/>
    </style:style>
    <style:style style:name="P81" style:family="paragraph" style:parent-style-name="Heading_20_2">
      <style:text-properties officeooo:paragraph-rsid="004ef4e7"/>
    </style:style>
    <style:style style:name="P82" style:family="paragraph" style:parent-style-name="Heading_20_2">
      <style:text-properties fo:font-style="normal" style:font-style-asian="normal" style:font-style-complex="normal"/>
    </style:style>
    <style:style style:name="P83" style:family="paragraph" style:parent-style-name="Heading_20_2">
      <style:text-properties officeooo:paragraph-rsid="006c51f9"/>
    </style:style>
    <style:style style:name="P84" style:family="paragraph" style:parent-style-name="Heading_20_2">
      <style:text-properties officeooo:paragraph-rsid="0056742f"/>
    </style:style>
    <style:style style:name="P85"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86"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87" style:family="paragraph" style:parent-style-name="Heading_20_3">
      <style:text-properties officeooo:rsid="004b3ee8" officeooo:paragraph-rsid="004b3ee8"/>
    </style:style>
    <style:style style:name="P88" style:family="paragraph" style:parent-style-name="Heading_20_3">
      <style:text-properties officeooo:paragraph-rsid="004ef4e7"/>
    </style:style>
    <style:style style:name="P89" style:family="paragraph" style:parent-style-name="Heading_20_3">
      <style:text-properties officeooo:paragraph-rsid="0063c4f2"/>
    </style:style>
    <style:style style:name="P90" style:family="paragraph" style:parent-style-name="Heading_20_3">
      <style:text-properties fo:font-style="normal" officeooo:rsid="004ef4e7" officeooo:paragraph-rsid="004ef4e7" style:font-style-asian="normal" style:font-style-complex="normal"/>
    </style:style>
    <style:style style:name="P91" style:family="paragraph" style:parent-style-name="Heading_20_3">
      <style:text-properties officeooo:paragraph-rsid="0063b660"/>
    </style:style>
    <style:style style:name="P92" style:family="paragraph" style:parent-style-name="Heading_20_3">
      <style:text-properties officeooo:paragraph-rsid="006fe2a7"/>
    </style:style>
    <style:style style:name="T1" style:family="text">
      <style:text-properties officeooo:rsid="0048b206"/>
    </style:style>
    <style:style style:name="T2" style:family="text">
      <style:text-properties officeooo:rsid="0048f2e9"/>
    </style:style>
    <style:style style:name="T3" style:family="text">
      <style:text-properties officeooo:rsid="004b3ee8"/>
    </style:style>
    <style:style style:name="T4" style:family="text">
      <style:text-properties fo:font-style="normal" style:font-style-asian="normal" style:font-style-complex="normal"/>
    </style:style>
    <style:style style:name="T5" style:family="text">
      <style:text-properties fo:font-style="normal" officeooo:rsid="004ef4e7" style:font-style-asian="normal" style:font-style-complex="normal"/>
    </style:style>
    <style:style style:name="T6" style:family="text">
      <style:text-properties fo:font-style="normal" officeooo:rsid="004ba7d8" style:font-style-asian="normal" style:font-style-complex="normal"/>
    </style:style>
    <style:style style:name="T7" style:family="text">
      <style:text-properties fo:font-style="normal" officeooo:rsid="00628dda" style:font-style-asian="normal" style:font-style-complex="normal"/>
    </style:style>
    <style:style style:name="T8" style:family="text">
      <style:text-properties fo:font-style="normal" officeooo:rsid="0063b660" style:font-style-asian="normal" style:font-style-complex="normal"/>
    </style:style>
    <style:style style:name="T9" style:family="text">
      <style:text-properties style:font-name="Liberation Serif"/>
    </style:style>
    <style:style style:name="T10" style:family="text">
      <style:text-properties officeooo:rsid="004d0e50"/>
    </style:style>
    <style:style style:name="T11" style:family="text">
      <style:text-properties officeooo:rsid="00548a7a"/>
    </style:style>
    <style:style style:name="T12" style:family="text">
      <style:text-properties officeooo:rsid="0050dc32"/>
    </style:style>
    <style:style style:name="T13" style:family="text">
      <style:text-properties officeooo:rsid="004d36c0"/>
    </style:style>
    <style:style style:name="T14" style:family="text">
      <style:text-properties fo:color="#000000" style:font-name="LiberationSerif" fo:font-size="12pt" fo:font-style="normal" fo:font-weight="normal" style:font-size-asian="12pt" style:font-style-asian="normal" style:font-weight-asian="normal"/>
    </style:style>
    <style:style style:name="T15" style:family="text">
      <style:text-properties fo:color="#000000" style:font-name="LiberationSerif" fo:font-size="12pt" fo:font-style="normal" fo:font-weight="normal" officeooo:rsid="0050dc32" style:font-size-asian="12pt" style:font-style-asian="normal" style:font-weight-asian="normal"/>
    </style:style>
    <style:style style:name="T16" style:family="text">
      <style:text-properties officeooo:rsid="005e869a"/>
    </style:style>
    <style:style style:name="T17" style:family="text">
      <style:text-properties officeooo:rsid="005fd559"/>
    </style:style>
    <style:style style:name="T18" style:family="text">
      <style:text-properties officeooo:rsid="00628dda"/>
    </style:style>
    <style:style style:name="T19"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5" style:family="text">
      <style:text-properties officeooo:rsid="0063c4f2"/>
    </style:style>
    <style:style style:name="T26" style:family="text">
      <style:text-properties officeooo:rsid="00645158"/>
    </style:style>
    <style:style style:name="T27" style:family="text">
      <style:text-properties officeooo:rsid="006974fe"/>
    </style:style>
    <style:style style:name="T28" style:family="text">
      <style:text-properties officeooo:rsid="006c51f9"/>
    </style:style>
    <style:style style:name="T29" style:family="text">
      <style:text-properties officeooo:rsid="006e277c"/>
    </style:style>
    <style:style style:name="T30" style:family="text">
      <style:text-properties officeooo:rsid="006fe2a7"/>
    </style:style>
    <style:style style:name="T31" style:family="text">
      <style:text-properties officeooo:rsid="0071d57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Properties Tab</text:p>
          </text:index-title>
          <text:p text:style-name="P65"><text:a xlink:type="simple" xlink:href="#__RefHeading___Toc290_445242181" text:style-name="Index_20_Link" text:visited-style-name="Index_20_Link">Object Tab<text:tab/>3</text:a></text:p>
          <text:p text:style-name="P65"><text:a xlink:type="simple" xlink:href="#__RefHeading___Toc2086_1868955931" text:style-name="Index_20_Link" text:visited-style-name="Index_20_Link">Object Edit Box<text:tab/>3</text:a></text:p>
          <text:p text:style-name="P65"><text:a xlink:type="simple" xlink:href="#__RefHeading___Toc263_2845782045" text:style-name="Index_20_Link" text:visited-style-name="Index_20_Link">Transform Panel<text:tab/>4</text:a></text:p>
          <text:p text:style-name="P66"><text:a xlink:type="simple" xlink:href="#__RefHeading___Toc265_2845782045" text:style-name="Index_20_Link" text:visited-style-name="Index_20_Link">Location<text:tab/>4</text:a></text:p>
          <text:p text:style-name="P66"><text:a xlink:type="simple" xlink:href="#__RefHeading___Toc267_2845782045" text:style-name="Index_20_Link" text:visited-style-name="Index_20_Link">Rotation<text:tab/>4</text:a></text:p>
          <text:p text:style-name="P66"><text:a xlink:type="simple" xlink:href="#__RefHeading___Toc275_2845782045" text:style-name="Index_20_Link" text:visited-style-name="Index_20_Link">Rotation Mode<text:tab/>4</text:a></text:p>
          <text:p text:style-name="P66"><text:a xlink:type="simple" xlink:href="#__RefHeading___Toc269_2845782045" text:style-name="Index_20_Link" text:visited-style-name="Index_20_Link">Scale<text:tab/>4</text:a></text:p>
          <text:p text:style-name="P66"><text:a xlink:type="simple" xlink:href="#__RefHeading___Toc271_2845782045" text:style-name="Index_20_Link" text:visited-style-name="Index_20_Link">Lock<text:tab/>4</text:a></text:p>
          <text:p text:style-name="P66"><text:a xlink:type="simple" xlink:href="#__RefHeading___Toc273_2845782045" text:style-name="Index_20_Link" text:visited-style-name="Index_20_Link">Animate Properties<text:tab/>4</text:a></text:p>
          <text:p text:style-name="P66"><text:a xlink:type="simple" xlink:href="#__RefHeading___Toc277_2845782045" text:style-name="Index_20_Link" text:visited-style-name="Index_20_Link">Delta Transform<text:tab/>4</text:a></text:p>
          <text:p text:style-name="P66"><text:a xlink:type="simple" xlink:href="#__RefHeading___Toc279_2845782045" text:style-name="Index_20_Link" text:visited-style-name="Index_20_Link">Delta Location<text:tab/>5</text:a></text:p>
          <text:p text:style-name="P66"><text:a xlink:type="simple" xlink:href="#__RefHeading___Toc281_2845782045" text:style-name="Index_20_Link" text:visited-style-name="Index_20_Link">Delta Rotation<text:tab/>5</text:a></text:p>
          <text:p text:style-name="P66"><text:a xlink:type="simple" xlink:href="#__RefHeading___Toc283_2845782045" text:style-name="Index_20_Link" text:visited-style-name="Index_20_Link">Delta Scale<text:tab/>5</text:a></text:p>
          <text:p text:style-name="P66"><text:a xlink:type="simple" xlink:href="#__RefHeading___Toc285_2845782045" text:style-name="Index_20_Link" text:visited-style-name="Index_20_Link">Lock<text:tab/>5</text:a></text:p>
          <text:p text:style-name="P66"><text:a xlink:type="simple" xlink:href="#__RefHeading___Toc287_2845782045" text:style-name="Index_20_Link" text:visited-style-name="Index_20_Link">Animate Properties<text:tab/>5</text:a></text:p>
          <text:p text:style-name="P65"><text:a xlink:type="simple" xlink:href="#__RefHeading___Toc289_2845782045" text:style-name="Index_20_Link" text:visited-style-name="Index_20_Link">Relations Panel<text:tab/>5</text:a></text:p>
          <text:p text:style-name="P66"><text:a xlink:type="simple" xlink:href="#__RefHeading___Toc1797_480571855" text:style-name="Index_20_Link" text:visited-style-name="Index_20_Link">Animate Properties<text:tab/>5</text:a></text:p>
          <text:p text:style-name="P66"><text:a xlink:type="simple" xlink:href="#__RefHeading___Toc291_2845782045" text:style-name="Index_20_Link" text:visited-style-name="Index_20_Link">Parent<text:tab/>5</text:a></text:p>
          <text:p text:style-name="P67"><text:a xlink:type="simple" xlink:href="#__RefHeading___Toc293_2845782045" text:style-name="Index_20_Link" text:visited-style-name="Index_20_Link">Parent Type<text:tab/>5</text:a></text:p>
          <text:p text:style-name="P67"><text:a xlink:type="simple" xlink:href="#__RefHeading___Toc295_2845782045" text:style-name="Index_20_Link" text:visited-style-name="Index_20_Link">Parent Bone<text:tab/>5</text:a></text:p>
          <text:p text:style-name="P66"><text:a xlink:type="simple" xlink:href="#__RefHeading___Toc297_2845782045" text:style-name="Index_20_Link" text:visited-style-name="Index_20_Link">Tracking Axis<text:tab/>6</text:a></text:p>
          <text:p text:style-name="P66"><text:a xlink:type="simple" xlink:href="#__RefHeading___Toc299_2845782045" text:style-name="Index_20_Link" text:visited-style-name="Index_20_Link">Up Axis<text:tab/>6</text:a></text:p>
          <text:p text:style-name="P66"><text:a xlink:type="simple" xlink:href="#__RefHeading___Toc301_2845782045" text:style-name="Index_20_Link" text:visited-style-name="Index_20_Link">Pass Index<text:tab/>6</text:a></text:p>
          <text:p text:style-name="P65"><text:a xlink:type="simple" xlink:href="#__RefHeading___Toc478_297878853" text:style-name="Index_20_Link" text:visited-style-name="Index_20_Link">Collections Panel<text:tab/>6</text:a></text:p>
          <text:p text:style-name="P66"><text:a xlink:type="simple" xlink:href="#__RefHeading___Toc480_297878853" text:style-name="Index_20_Link" text:visited-style-name="Index_20_Link">Add to collection<text:tab/>6</text:a></text:p>
          <text:p text:style-name="P66"><text:a xlink:type="simple" xlink:href="#__RefHeading___Toc482_297878853" text:style-name="Index_20_Link" text:visited-style-name="Index_20_Link">Add Collection<text:tab/>6</text:a></text:p>
          <text:p text:style-name="P66"><text:a xlink:type="simple" xlink:href="#__RefHeading___Toc484_297878853" text:style-name="Index_20_Link" text:visited-style-name="Index_20_Link">Collection<text:tab/>6</text:a></text:p>
          <text:p text:style-name="P67"><text:a xlink:type="simple" xlink:href="#__RefHeading___Toc486_297878853" text:style-name="Index_20_Link" text:visited-style-name="Index_20_Link">Collection Name<text:tab/>6</text:a></text:p>
          <text:p text:style-name="P67"><text:a xlink:type="simple" xlink:href="#__RefHeading___Toc488_297878853" text:style-name="Index_20_Link" text:visited-style-name="Index_20_Link">Remove<text:tab/>6</text:a></text:p>
          <text:p text:style-name="P67"><text:a xlink:type="simple" xlink:href="#__RefHeading___Toc490_297878853" text:style-name="Index_20_Link" text:visited-style-name="Index_20_Link">Collections Menu<text:tab/>6</text:a></text:p>
          <text:p text:style-name="P67"><text:a xlink:type="simple" xlink:href="#__RefHeading___Toc492_297878853" text:style-name="Index_20_Link" text:visited-style-name="Index_20_Link">Offset<text:tab/>7</text:a></text:p>
          <text:p text:style-name="P65"><text:a xlink:type="simple" xlink:href="#__RefHeading___Toc494_297878853" text:style-name="Index_20_Link" text:visited-style-name="Index_20_Link">Instancing Panel<text:tab/>7</text:a></text:p>
          <text:p text:style-name="P66"><text:a xlink:type="simple" xlink:href="#__RefHeading___Toc930_4246630207" text:style-name="Index_20_Link" text:visited-style-name="Index_20_Link">None<text:tab/>7</text:a></text:p>
          <text:p text:style-name="P66"><text:a xlink:type="simple" xlink:href="#__RefHeading___Toc936_4246630207" text:style-name="Index_20_Link" text:visited-style-name="Index_20_Link"><text:span text:style-name="T4">Instance</text:span></text:a><text:a xlink:type="simple" xlink:href="#__RefHeading___Toc936_4246630207" text:style-name="Index_20_Link" text:visited-style-name="Index_20_Link"><text:span text:style-name="T4">verts</text:span></text:a><text:a xlink:type="simple" xlink:href="#__RefHeading___Toc936_4246630207" text:style-name="Index_20_Link" text:visited-style-name="Index_20_Link"><text:tab/>7</text:a></text:p>
          <text:p text:style-name="P67"><text:a xlink:type="simple" xlink:href="#__RefHeading___Toc938_4246630207" text:style-name="Index_20_Link" text:visited-style-name="Index_20_Link">Workflow:<text:tab/>8</text:a></text:p>
          <text:p text:style-name="P66"><text:a xlink:type="simple" xlink:href="#__RefHeading___Toc940_4246630207" text:style-name="Index_20_Link" text:visited-style-name="Index_20_Link"><text:span text:style-name="T4">I</text:span></text:a><text:a xlink:type="simple" xlink:href="#__RefHeading___Toc940_4246630207" text:style-name="Index_20_Link" text:visited-style-name="Index_20_Link"><text:span text:style-name="T4">nstance</text:span></text:a><text:a xlink:type="simple" xlink:href="#__RefHeading___Toc940_4246630207" text:style-name="Index_20_Link" text:visited-style-name="Index_20_Link"><text:span text:style-name="T4">verts</text:span></text:a><text:a xlink:type="simple" xlink:href="#__RefHeading___Toc940_4246630207" text:style-name="Index_20_Link" text:visited-style-name="Index_20_Link"><text:span text:style-name="T4"> Tools</text:span></text:a><text:a xlink:type="simple" xlink:href="#__RefHeading___Toc940_4246630207" text:style-name="Index_20_Link" text:visited-style-name="Index_20_Link"><text:tab/>8</text:a></text:p>
          <text:p text:style-name="P67"><text:a xlink:type="simple" xlink:href="#__RefHeading___Toc1799_480571855" text:style-name="Index_20_Link" text:visited-style-name="Index_20_Link">Animate Property<text:tab/>8</text:a></text:p>
          <text:p text:style-name="P67"><text:a xlink:type="simple" xlink:href="#__RefHeading___Toc1801_480571855" text:style-name="Index_20_Link" text:visited-style-name="Index_20_Link"><text:span text:style-name="T4">A</text:span></text:a><text:a xlink:type="simple" xlink:href="#__RefHeading___Toc1801_480571855" text:style-name="Index_20_Link" text:visited-style-name="Index_20_Link"><text:span text:style-name="T4">lign to Vertex Normal</text:span></text:a><text:a xlink:type="simple" xlink:href="#__RefHeading___Toc1801_480571855" text:style-name="Index_20_Link" text:visited-style-name="Index_20_Link"><text:tab/>8</text:a></text:p>
          <text:p text:style-name="P67"><text:a xlink:type="simple" xlink:href="#__RefHeading___Toc1803_480571855" text:style-name="Index_20_Link" text:visited-style-name="Index_20_Link"><text:span text:style-name="T4">S</text:span></text:a><text:a xlink:type="simple" xlink:href="#__RefHeading___Toc1803_480571855" text:style-name="Index_20_Link" text:visited-style-name="Index_20_Link"><text:span text:style-name="T4">how Instancer</text:span></text:a><text:a xlink:type="simple" xlink:href="#__RefHeading___Toc1803_480571855" text:style-name="Index_20_Link" text:visited-style-name="Index_20_Link"><text:tab/>8</text:a></text:p>
          <text:p text:style-name="P66"><text:a xlink:type="simple" xlink:href="#__RefHeading___Toc948_4246630207" text:style-name="Index_20_Link" text:visited-style-name="Index_20_Link">Dupliface<text:tab/>9</text:a></text:p>
          <text:p text:style-name="P67"><text:a xlink:type="simple" xlink:href="#__RefHeading___Toc950_4246630207" text:style-name="Index_20_Link" text:visited-style-name="Index_20_Link">Workflow:<text:tab/>9</text:a></text:p>
          <text:p text:style-name="P66"><text:a xlink:type="simple" xlink:href="#__RefHeading___Toc952_4246630207" text:style-name="Index_20_Link" text:visited-style-name="Index_20_Link">Instance Face Tools<text:tab/>9</text:a></text:p>
          <text:p text:style-name="P67"><text:a xlink:type="simple" xlink:href="#__RefHeading___Toc1805_480571855" text:style-name="Index_20_Link" text:visited-style-name="Index_20_Link">Animate Property<text:tab/>9</text:a></text:p>
          <text:p text:style-name="P67"><text:a xlink:type="simple" xlink:href="#__RefHeading___Toc1807_480571855" text:style-name="Index_20_Link" text:visited-style-name="Index_20_Link"><text:span text:style-name="T4">S</text:span></text:a><text:a xlink:type="simple" xlink:href="#__RefHeading___Toc1807_480571855" text:style-name="Index_20_Link" text:visited-style-name="Index_20_Link"><text:span text:style-name="T4">how Instancer</text:span></text:a><text:a xlink:type="simple" xlink:href="#__RefHeading___Toc1807_480571855" text:style-name="Index_20_Link" text:visited-style-name="Index_20_Link"><text:tab/>10</text:a></text:p>
          <text:p text:style-name="P67"><text:a xlink:type="simple" xlink:href="#__RefHeading___Toc954_4246630207" text:style-name="Index_20_Link" text:visited-style-name="Index_20_Link">Scale by Face Size<text:tab/>10</text:a></text:p>
          <text:p text:style-name="P67"><text:a xlink:type="simple" xlink:href="#__RefHeading___Toc956_4246630207" text:style-name="Index_20_Link" text:visited-style-name="Index_20_Link">Factor<text:tab/>10</text:a></text:p>
          <text:p text:style-name="P65"><text:a xlink:type="simple" xlink:href="#__RefHeading___Toc1459_893467951" text:style-name="Index_20_Link" text:visited-style-name="Index_20_Link">Motion Paths Panel<text:tab/>10</text:a></text:p>
          <text:p text:style-name="P66"><text:a xlink:type="simple" xlink:href="#__RefHeading___Toc1461_893467951" text:style-name="Index_20_Link" text:visited-style-name="Index_20_Link">Workflow:<text:tab/>10</text:a></text:p>
          <text:p text:style-name="P66"><text:a xlink:type="simple" xlink:href="#__RefHeading___Toc1463_893467951" text:style-name="Index_20_Link" text:visited-style-name="Index_20_Link">Motion Paths Tools:<text:tab/>10</text:a></text:p>
          <text:p text:style-name="P67"><text:a xlink:type="simple" xlink:href="#__RefHeading___Toc1465_893467951" text:style-name="Index_20_Link" text:visited-style-name="Index_20_Link">Paths Type<text:tab/>10</text:a></text:p>
          <text:p text:style-name="P67"><text:soft-page-break/><text:a xlink:type="simple" xlink:href="#__RefHeading___Toc1473_893467951" text:style-name="Index_20_Link" text:visited-style-name="Index_20_Link">Cache From and To<text:tab/>11</text:a></text:p>
          <text:p text:style-name="P67"><text:a xlink:type="simple" xlink:href="#__RefHeading___Toc1475_893467951" text:style-name="Index_20_Link" text:visited-style-name="Index_20_Link">Update Paths<text:tab/>11</text:a></text:p>
          <text:p text:style-name="P67"><text:a xlink:type="simple" xlink:href="#__RefHeading___Toc1477_893467951" text:style-name="Index_20_Link" text:visited-style-name="Index_20_Link">Delete Paths<text:tab/>11</text:a></text:p>
          <text:p text:style-name="P67"><text:a xlink:type="simple" xlink:href="#__RefHeading___Toc1479_893467951" text:style-name="Index_20_Link" text:visited-style-name="Index_20_Link">Display<text:tab/>12</text:a></text:p>
          <text:p text:style-name="P65"><text:a xlink:type="simple" xlink:href="#__RefHeading___Toc1809_480571855" text:style-name="Index_20_Link" text:visited-style-name="Index_20_Link">Visibility Panel<text:tab/>12</text:a></text:p>
          <text:p text:style-name="P66"><text:a xlink:type="simple" xlink:href="#__RefHeading___Toc1811_480571855" text:style-name="Index_20_Link" text:visited-style-name="Index_20_Link">Animate property<text:tab/>12</text:a></text:p>
          <text:p text:style-name="P66"><text:a xlink:type="simple" xlink:href="#__RefHeading___Toc1813_480571855" text:style-name="Index_20_Link" text:visited-style-name="Index_20_Link">Show In<text:tab/>12</text:a></text:p>
          <text:p text:style-name="P67"><text:a xlink:type="simple" xlink:href="#__RefHeading___Toc1815_480571855" text:style-name="Index_20_Link" text:visited-style-name="Index_20_Link">Viewports<text:tab/>12</text:a></text:p>
          <text:p text:style-name="P67"><text:a xlink:type="simple" xlink:href="#__RefHeading___Toc1817_480571855" text:style-name="Index_20_Link" text:visited-style-name="Index_20_Link">Renders<text:tab/>12</text:a></text:p>
          <text:p text:style-name="P66"><text:a xlink:type="simple" xlink:href="#__RefHeading___Toc1819_480571855" text:style-name="Index_20_Link" text:visited-style-name="Index_20_Link">Grease Pencil<text:tab/>12</text:a></text:p>
          <text:p text:style-name="P67"><text:a xlink:type="simple" xlink:href="#__RefHeading___Toc1821_480571855" text:style-name="Index_20_Link" text:visited-style-name="Index_20_Link">Use Lights<text:tab/>12</text:a></text:p>
          <text:p text:style-name="P65"><text:a xlink:type="simple" xlink:href="#__RefHeading___Toc1481_893467951" text:style-name="Index_20_Link" text:visited-style-name="Index_20_Link">Viewport Display Panel<text:tab/>13</text:a></text:p>
          <text:p text:style-name="P66"><text:a xlink:type="simple" xlink:href="#__RefHeading___Toc1823_480571855" text:style-name="Index_20_Link" text:visited-style-name="Index_20_Link">Animate property<text:tab/>13</text:a></text:p>
          <text:p text:style-name="P66"><text:a xlink:type="simple" xlink:href="#__RefHeading___Toc1825_480571855" text:style-name="Index_20_Link" text:visited-style-name="Index_20_Link">Show<text:tab/>13</text:a></text:p>
          <text:p text:style-name="P67"><text:a xlink:type="simple" xlink:href="#__RefHeading___Toc1483_893467951" text:style-name="Index_20_Link" text:visited-style-name="Index_20_Link">Name<text:tab/>13</text:a></text:p>
          <text:p text:style-name="P67"><text:a xlink:type="simple" xlink:href="#__RefHeading___Toc1827_480571855" text:style-name="Index_20_Link" text:visited-style-name="Index_20_Link">Axis<text:tab/>13</text:a></text:p>
          <text:p text:style-name="P67"><text:a xlink:type="simple" xlink:href="#__RefHeading___Toc1829_480571855" text:style-name="Index_20_Link" text:visited-style-name="Index_20_Link">Wireframe<text:tab/>13</text:a></text:p>
          <text:p text:style-name="P67"><text:a xlink:type="simple" xlink:href="#__RefHeading___Toc1831_480571855" text:style-name="Index_20_Link" text:visited-style-name="Index_20_Link">All Edges<text:tab/>14</text:a></text:p>
          <text:p text:style-name="P67"><text:a xlink:type="simple" xlink:href="#__RefHeading___Toc1487_893467951" text:style-name="Index_20_Link" text:visited-style-name="Index_20_Link">Texture Space<text:tab/>14</text:a></text:p>
          <text:p text:style-name="P67"><text:a xlink:type="simple" xlink:href="#__RefHeading___Toc1495_893467951" text:style-name="Index_20_Link" text:visited-style-name="Index_20_Link">Shadow<text:tab/>14</text:a></text:p>
          <text:p text:style-name="P67"><text:a xlink:type="simple" xlink:href="#__RefHeading___Toc1489_893467951" text:style-name="Index_20_Link" text:visited-style-name="Index_20_Link">In Front<text:tab/>14</text:a></text:p>
          <text:p text:style-name="P67"><text:a xlink:type="simple" xlink:href="#__RefHeading___Toc1714_800378410" text:style-name="Index_20_Link" text:visited-style-name="Index_20_Link">Color<text:tab/>14</text:a></text:p>
          <text:p text:style-name="P67"><text:a xlink:type="simple" xlink:href="#__RefHeading___Toc1497_893467951" text:style-name="Index_20_Link" text:visited-style-name="Index_20_Link">Display As<text:tab/>14</text:a></text:p>
          <text:p text:style-name="P67"><text:a xlink:type="simple" xlink:href="#__RefHeading___Toc1499_893467951" text:style-name="Index_20_Link" text:visited-style-name="Index_20_Link">Bounds<text:tab/>14</text:a></text:p>
          <text:p text:style-name="P65"><text:a xlink:type="simple" xlink:href="#__RefHeading___Toc4992_1210455647" text:style-name="Index_20_Link" text:visited-style-name="Index_20_Link">Custom Properties Panel<text:tab/>15</text:a></text:p>
          <text:p text:style-name="P66"><text:a xlink:type="simple" xlink:href="#__RefHeading___Toc4994_1210455647" text:style-name="Index_20_Link" text:visited-style-name="Index_20_Link">Add<text:tab/>15</text:a></text:p>
          <text:p text:style-name="P66"><text:a xlink:type="simple" xlink:href="#__RefHeading___Toc4996_1210455647" text:style-name="Index_20_Link" text:visited-style-name="Index_20_Link">Edit<text:tab/>15</text:a></text:p>
          <text:p text:style-name="P66"><text:a xlink:type="simple" xlink:href="#__RefHeading___Toc4998_1210455647" text:style-name="Index_20_Link" text:visited-style-name="Index_20_Link">Remove<text:tab/>15</text:a></text:p>
        </text:index-body>
      </text:table-of-content>
      <text:p text:style-name="Standard"/>
      <text:p text:style-name="P26"/>
      <table:table table:name="Tabelle2" table:style-name="Tabelle2">
        <table:table-column table:style-name="Tabelle2.A"/>
        <table:table-row>
          <table:table-cell table:style-name="Tabelle2.A1" office:value-type="string">
            <text:h text:style-name="P71" text:outline-level="1"><text:bookmark-start text:name="__RefHeading___Toc290_445242181"/>Object Tab<text:bookmark-end text:name="__RefHeading___Toc290_445242181"/></text:h>
          </table:table-cell>
        </table:table-row>
      </table:table>
      <text:p text:style-name="P24"/>
      <text:p text:style-name="P28"><draw:frame draw:style-name="fr1" draw:name="Bild1" text:anchor-type="paragraph" svg:y="0.037cm" svg:width="5.639cm" svg:height="8.67cm" draw:z-index="0"><draw:image xlink:href="Pictures/100002010000014D000002007EDA1229549A07FB.png" xlink:type="simple" xlink:show="embed" xlink:actuate="onLoad" loext:mime-type="image/png"/></draw:frame>The Object tab contains all general object related settings like Transform, Relation or Collection related things. It is the same for all object types and in all modes.</text:p>
      <text:p text:style-name="P28"/>
      <text:p text:style-name="P28"/>
      <text:p text:style-name="P28"/>
      <text:p text:style-name="P28"/>
      <text:p text:style-name="P28"/>
      <text:p text:style-name="P28"/>
      <text:p text:style-name="P28"/>
      <text:p text:style-name="P28"/>
      <text:p text:style-name="P27"/>
      <table:table table:name="Tabelle3" table:style-name="Tabelle3">
        <table:table-column table:style-name="Tabelle3.A"/>
        <table:table-row>
          <table:table-cell table:style-name="Tabelle3.A1" office:value-type="string">
            <text:h text:style-name="P75"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5.609cm" svg:height="4.86cm" draw:z-index="1"><draw:image xlink:href="Pictures/100002010000014B0000011F55790A209CEB7376.png" xlink:type="simple" xlink:show="embed" xlink:actuate="onLoad" loext:mime-type="image/png"/></draw:frame></text:p>
      <text:p text:style-name="P28">Displays what object is currently selected. In this list you can also choose another object in the list at the left. And you can rename the objec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elle1" table:style-name="Tabelle1">
        <table:table-column table:style-name="Tabelle1.A"/>
        <text:soft-page-break/>
        <table:table-row>
          <table:table-cell table:style-name="Tabelle1.A1" office:value-type="string">
            <text:h text:style-name="P71"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8.7cm" draw:z-index="2"><draw:image xlink:href="Pictures/100002010000022A00000202438205F236ACD681.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8">The location of the object.</text:p>
      <text:h text:style-name="Heading_20_2" text:outline-level="2"><text:bookmark-start text:name="__RefHeading___Toc267_2845782045"/>Rotation<text:bookmark-end text:name="__RefHeading___Toc267_2845782045"/></text:h>
      <text:p text:style-name="P28">The rotation of the object.</text:p>
      <text:h text:style-name="P79" text:outline-level="2"><draw:frame draw:style-name="fr2" draw:name="Bild4" text:anchor-type="paragraph" svg:width="2.709cm" svg:height="3.649cm" draw:z-index="39"><draw:image xlink:href="Pictures/10000201000000A0000000D877179D7BB1293C47.png" xlink:type="simple" xlink:show="embed" xlink:actuate="onLoad" loext:mime-type="image/png"/></draw:frame><text:bookmark-start text:name="__RefHeading___Toc275_2845782045"/>Rotation Mode<text:bookmark-end text:name="__RefHeading___Toc275_2845782045"/></text:h>
      <text:p text:style-name="P29">The rotation mode. Euler angles are fine for most needs. But sometimes you want to use Quaternion to avoid gimbal lock. Gimbal lock is a mathematical problem where the rotation locks up in two instead of three degrees of freedom.</text:p>
      <text:p text:style-name="P29"/>
      <text:p text:style-name="P61"/>
      <text:h text:style-name="Heading_20_2" text:outline-level="2"><text:bookmark-start text:name="__RefHeading___Toc269_2845782045"/>Scale<text:bookmark-end text:name="__RefHeading___Toc269_2845782045"/></text:h>
      <text:p text:style-name="P28">The scale of the object.</text:p>
      <text:h text:style-name="Heading_20_2" text:outline-level="2"><text:bookmark-start text:name="__RefHeading___Toc271_2845782045"/>Lock<text:bookmark-end text:name="__RefHeading___Toc271_2845782045"/></text:h>
      <text:p text:style-name="P28">This properties can be locked.</text:p>
      <text:h text:style-name="Heading_20_2" text:outline-level="2"><text:bookmark-start text:name="__RefHeading___Toc273_2845782045"/>Animate Propert<text:span text:style-name="T1">ies</text:span><text:bookmark-end text:name="__RefHeading___Toc273_2845782045"/></text:h>
      <text:p text:style-name="P30">This propert<text:span text:style-name="T1">ies</text:span> can be animated. Activating th<text:span text:style-name="T1">e Animate Property </text:span>button sets a keyframe.</text:p>
      <text:p text:style-name="P52"/>
      <text:h text:style-name="Heading_20_2" text:outline-level="2"><draw:frame draw:style-name="fr2" draw:name="Bild5" text:anchor-type="paragraph" svg:width="5.151cm" svg:height="3.829cm" draw:z-index="3"><draw:image xlink:href="Pictures/1000020100000130000000E25DA6E44396585A2E.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8">Adjust the delta transforms.</text:p>
      <text:h text:style-name="P80" text:outline-level="2"><text:bookmark-start text:name="__RefHeading___Toc279_2845782045"/><text:soft-page-break/><text:span text:style-name="T1">Delta </text:span>Location<text:bookmark-end text:name="__RefHeading___Toc279_2845782045"/></text:h>
      <text:p text:style-name="P28">The delta location of the object.</text:p>
      <text:h text:style-name="P80" text:outline-level="2"><text:bookmark-start text:name="__RefHeading___Toc281_2845782045"/><text:span text:style-name="T1">Delta </text:span>Rotation<text:bookmark-end text:name="__RefHeading___Toc281_2845782045"/></text:h>
      <text:p text:style-name="P28">The delta rotation of the object.</text:p>
      <text:h text:style-name="P80" text:outline-level="2"><text:bookmark-start text:name="__RefHeading___Toc283_2845782045"/><text:span text:style-name="T1">Delta </text:span>Scale<text:bookmark-end text:name="__RefHeading___Toc283_2845782045"/></text:h>
      <text:p text:style-name="P28">The delta scale of the object.</text:p>
      <text:h text:style-name="P80" text:outline-level="2"><text:bookmark-start text:name="__RefHeading___Toc285_2845782045"/>Lock<text:bookmark-end text:name="__RefHeading___Toc285_2845782045"/></text:h>
      <text:p text:style-name="P28">This properties can be locked.</text:p>
      <text:h text:style-name="Heading_20_2" text:outline-level="2"><text:bookmark-start text:name="__RefHeading___Toc287_2845782045"/>Animate Propert<text:span text:style-name="T1">ies</text:span><text:bookmark-end text:name="__RefHeading___Toc287_2845782045"/></text:h>
      <text:p text:style-name="P30">This propert<text:span text:style-name="T1">ies</text:span> can be animated. Activating th<text:span text:style-name="T1">e Animate Property </text:span>button sets a keyframe.</text:p>
      <text:p text:style-name="P31"/>
      <table:table table:name="Tabelle4" table:style-name="Tabelle4">
        <table:table-column table:style-name="Tabelle4.A"/>
        <table:table-row>
          <table:table-cell table:style-name="Tabelle4.A1" office:value-type="string">
            <text:h text:style-name="P72" text:outline-level="1"><text:bookmark-start text:name="__RefHeading___Toc289_2845782045"/><text:span text:style-name="T2">Relations</text:span> Panel<text:bookmark-end text:name="__RefHeading___Toc289_2845782045"/></text:h>
          </table:table-cell>
        </table:table-row>
      </table:table>
      <text:p text:style-name="P3"/>
      <text:p text:style-name="P4"><draw:frame draw:style-name="fr1" draw:name="Bild7" text:anchor-type="paragraph" svg:y="0.049cm" svg:width="5.181cm" svg:height="3.281cm" draw:z-index="5"><draw:image xlink:href="Pictures/1000020100000132000000C2A9856BE9550089A4.png" xlink:type="simple" xlink:show="embed" xlink:actuate="onLoad" loext:mime-type="image/png"/></draw:frame><draw:frame draw:style-name="fr3" draw:name="Bild6" text:anchor-type="paragraph" svg:x="7.874cm" svg:y="0.028cm" svg:width="5.159cm" svg:height="2.78cm" draw:z-index="4"><draw:image xlink:href="Pictures/1000020100000131000000A46241209011F21B05.png" xlink:type="simple" xlink:show="embed" xlink:actuate="onLoad" loext:mime-type="image/png"/></draw:frame>Set up and adjust relations for the object.</text:p>
      <text:p text:style-name="P4"/>
      <text:h text:style-name="P79" text:outline-level="2"><text:bookmark-start text:name="__RefHeading___Toc1797_480571855"/>Animate Propert<text:span text:style-name="T1">ies</text:span><text:bookmark-end text:name="__RefHeading___Toc1797_480571855"/></text:h>
      <text:p text:style-name="P32">Th<text:span text:style-name="T17">e </text:span>propert<text:span text:style-name="T1">ies</text:span> <text:span text:style-name="T17">with the Animate Property at the right </text:span>can be animated. Activating th<text:span text:style-name="T1">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3" draw:name="Bild8" text:anchor-type="paragraph" svg:x="16.357cm" svg:y="0cm" svg:width="1.981cm" svg:height="1.799cm" draw:z-index="6"><draw:image xlink:href="Pictures/10000201000000750000006AD846A8213F8DC4BA.png" xlink:type="simple" xlink:show="embed" xlink:actuate="onLoad" loext:mime-type="image/png"/></draw:frame><text:bookmark-start text:name="__RefHeading___Toc293_2845782045"/>Parent Type<text:bookmark-end text:name="__RefHeading___Toc293_2845782045"/></text:h>
      <text:p text:style-name="P33">See and set the parent type.</text:p>
      <text:h text:style-name="P85" text:outline-level="3"><text:bookmark-start text:name="__RefHeading___Toc295_2845782045"/>Parent Bone<text:bookmark-end text:name="__RefHeading___Toc295_2845782045"/></text:h>
      <text:p text:style-name="P34">W<text:span text:style-name="T17">hen you parent an object to an armature then you can choose to which bone you want to parent this object.</text:span></text:p>
      <text:p text:style-name="Horizontal_20_Line"/>
      <text:h text:style-name="Heading_20_2" text:outline-level="2"><draw:frame draw:style-name="fr2" draw:name="Bild9" text:anchor-type="paragraph" svg:width="1.91cm" svg:height="2.91cm" draw:z-index="7"><draw:image xlink:href="Pictures/1000020100000071000000AC6EF6AAFC65627EA0.png" xlink:type="simple" xlink:show="embed" xlink:actuate="onLoad" loext:mime-type="image/png"/></draw:frame><text:bookmark-start text:name="__RefHeading___Toc297_2845782045"/><text:soft-page-break/>Tracking Axis<text:bookmark-end text:name="__RefHeading___Toc297_2845782045"/></text:h>
      <text:p text:style-name="P35">The axis that points in forward direction.</text:p>
      <text:h text:style-name="Heading_20_2" text:outline-level="2"><text:bookmark-start text:name="__RefHeading___Toc299_2845782045"/>Up Axis<text:bookmark-end text:name="__RefHeading___Toc299_2845782045"/></text:h>
      <text:p text:style-name="P35"><draw:frame draw:style-name="fr3" draw:name="Bild10" text:anchor-type="paragraph" svg:x="16.856cm" svg:y="0.385cm" svg:width="1.69cm" svg:height="1.76cm" draw:z-index="8"><draw:image xlink:href="Pictures/10000201000000640000006892C1C9CCD72DFFF2.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5">The index number for the "Object Index" render pass.</text:p>
      <table:table table:name="Tabelle5" table:style-name="Tabelle5">
        <table:table-column table:style-name="Tabelle5.A"/>
        <table:table-row>
          <table:table-cell table:style-name="Tabelle5.A1" office:value-type="string">
            <text:h text:style-name="P73" text:outline-level="1"><text:bookmark-start text:name="__RefHeading___Toc478_297878853"/><text:span text:style-name="T3">Collections </text:span>Panel<text:bookmark-end text:name="__RefHeading___Toc478_297878853"/></text:h>
          </table:table-cell>
        </table:table-row>
      </table:table>
      <text:p text:style-name="P5"><draw:frame draw:style-name="fr3" draw:name="Bild11" text:anchor-type="paragraph" svg:x="7.992cm" svg:y="0.452cm" svg:width="5.11cm" svg:height="2.15cm" draw:z-index="9"><draw:image xlink:href="Pictures/100002010000012E0000007F7ADF2ED417A049B3.png" xlink:type="simple" xlink:show="embed" xlink:actuate="onLoad" loext:mime-type="image/png"/></draw:frame></text:p>
      <text:p text:style-name="P6"><draw:frame draw:style-name="fr1" draw:name="Bild13" text:anchor-type="paragraph" svg:y="0.053cm" svg:width="5.2cm" svg:height="4.39cm" draw:z-index="11"><draw:image xlink:href="Pictures/10000201000001330000010361C0EFF6F7BA9E9E.png" xlink:type="simple" xlink:show="embed" xlink:actuate="onLoad" loext: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1" draw:name="Bild12" text:anchor-type="paragraph" svg:y="0.482cm" svg:width="5.11cm" svg:height="2.611cm" draw:z-index="10"><draw:image xlink:href="Pictures/100002010000012E0000009AEE3B92220AB49ACE.png" xlink:type="simple" xlink:show="embed" xlink:actuate="onLoad" loext: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6">At the end of the Add to Collection element is a + button where you can add more collections.</text:p>
      <text:h text:style-name="Heading_20_2" text:outline-level="2"><draw:frame draw:style-name="fr2" draw:name="Bild14" text:anchor-type="paragraph" svg:width="3.05cm" svg:height="1.05cm" draw:z-index="12"><draw:image xlink:href="Pictures/10000201000000B40000003E445036016F9CDAA9.png" xlink:type="simple" xlink:show="embed" xlink:actuate="onLoad" loext:mime-type="image/png"/></draw:frame><text:bookmark-start text:name="__RefHeading___Toc484_297878853"/>Collection<text:bookmark-end text:name="__RefHeading___Toc484_297878853"/></text:h>
      <text:p text:style-name="P3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6">Read and edit the collection name<text:span text:style-name="T16">.</text:span></text:p>
      <text:h text:style-name="P87" text:outline-level="3"><text:bookmark-start text:name="__RefHeading___Toc488_297878853"/>Remove<text:bookmark-end text:name="__RefHeading___Toc488_297878853"/></text:h>
      <text:p text:style-name="P36">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68C3E694CEAF807B.png" xlink:type="simple" xlink:show="embed" xlink:actuate="onLoad" loext:mime-type="image/png"/></draw:frame><text:bookmark-start text:name="__RefHeading___Toc490_297878853"/>Collections Menu<text:bookmark-end text:name="__RefHeading___Toc490_297878853"/></text:h>
      <text:h text:style-name="P63" text:outline-level="4">Delete</text:h>
      <text:p text:style-name="P36">This deletes the collection from the object. Note that the collection still exists.</text:p>
      <text:h text:style-name="Heading_20_4" text:outline-level="4"><text:soft-page-break/>Select Objects in Collection</text:h>
      <text:p text:style-name="P36">Selects all objects in the collection.</text:p>
      <text:h text:style-name="Heading_20_4" text:outline-level="4">Set Offset From Cursor</text:h>
      <text:p text:style-name="Text_20_body">Set offset used for collection instance based on cursor position. <text:span text:style-name="T18">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6">Offset from the origin to use when instancing.</text:p>
      <text:p text:style-name="P36"/>
      <table:table table:name="Tabelle6" table:style-name="Tabelle6">
        <table:table-column table:style-name="Tabelle6.A"/>
        <table:table-row>
          <table:table-cell table:style-name="Tabelle6.A1" office:value-type="string">
            <text:h text:style-name="P76" text:outline-level="1"><text:bookmark-start text:name="__RefHeading___Toc494_297878853"/><text:span text:style-name="T19">I</text:span><text:span text:style-name="T20">nstancing</text:span><text:span text:style-name="T18"> Panel</text:span><text:bookmark-end text:name="__RefHeading___Toc494_297878853"/></text:h>
          </table:table-cell>
        </table:table-row>
      </table:table>
      <text:p text:style-name="P5"/>
      <text:p text:style-name="P8"><draw:frame draw:style-name="fr2" draw:name="Bild54" text:anchor-type="paragraph" svg:width="5.151cm" svg:height="0.981cm" draw:z-index="40"><draw:image xlink:href="Pictures/10000201000001300000003AD7E8F3957E36290C.png" xlink:type="simple" xlink:show="embed" xlink:actuate="onLoad" loext:mime-type="image/png"/></draw:frame>Here you find settings for instancing. Instancing means the object exists just one time in ram, and gets reused.</text:p>
      <text:p text:style-name="P17"/>
      <text:p text:style-name="P8">Instancing requires a special setup.</text:p>
      <text:p text:style-name="P9"/>
      <text:p text:style-name="P7"/>
      <text:p text:style-name="P10"><draw:frame draw:style-name="fr2" draw:name="Bild26" text:anchor-type="paragraph" svg:width="6.96cm" svg:height="6.301cm" draw:z-index="24"><draw:image xlink:href="Pictures/100002010000019B00000174B63644F98919C374.png" xlink:type="simple" xlink:show="embed" xlink:actuate="onLoad" loext:mime-type="image/png"/></draw:frame>The duplicated geometry by this method are instances of the parent object. And so they cannot be threaten like real objects. </text:p>
      <text:p text:style-name="P10"/>
      <text:p text:style-name="P10">To turn them into editable geometry go to Object menu, and choose Apply / Make Duplicates real.</text:p>
      <text:p text:style-name="P10"/>
      <text:p text:style-name="P10"/>
      <text:p text:style-name="P10"/>
      <text:p text:style-name="P10"/>
      <text:p text:style-name="P10"/>
      <text:p text:style-name="P10"/>
      <text:p text:style-name="P10"/>
      <text:p text:style-name="P10"/>
      <text:p text:style-name="P10"/>
      <text:p text:style-name="P10"/>
      <text:p text:style-name="P60"/>
      <text:h text:style-name="Heading_20_2" text:outline-level="2"><text:bookmark-start text:name="__RefHeading___Toc930_4246630207"/>None<text:bookmark-end text:name="__RefHeading___Toc930_4246630207"/></text:h>
      <text:p text:style-name="P46">No duplication happens.</text:p>
      <text:p text:style-name="P43"/>
      <text:p text:style-name="Horizontal_20_Line"/>
      <text:h text:style-name="Heading_20_2" text:outline-level="2"><text:bookmark-start text:name="__RefHeading___Toc936_4246630207"/><text:span text:style-name="T24">Instance</text:span><text:span text:style-name="T4">verts</text:span><text:bookmark-end text:name="__RefHeading___Toc936_4246630207"/></text:h>
      <text:p text:style-name="P45"><text:span text:style-name="Emphasis"><text:span text:style-name="T6">I</text:span></text:span><text:span text:style-name="Emphasis"><text:span text:style-name="T8">nstance</text:span></text:span><text:span text:style-name="Emphasis"><text:span text:style-name="T6">Verts</text:span></text:span><text:span text:style-name="T6"> is the duplication of a base object at the location of the vertices of a mesh. In other words, an instance of the base object is placed on every vertex of the mesh.</text:span></text:p>
      <text:h text:style-name="P88" text:outline-level="3"><text:bookmark-start text:name="__RefHeading___Toc938_4246630207"/><text:soft-page-break/>Workflow:<text:bookmark-end text:name="__RefHeading___Toc938_4246630207"/></text:h>
      <text:p text:style-name="P38"><draw:frame draw:style-name="fr3" draw:name="Bild23" text:anchor-type="paragraph" svg:x="11.356cm" svg:y="0.011cm" svg:width="7.639cm" svg:height="4.3cm" draw:z-index="21"><draw:image xlink:href="Pictures/10000201000001C3000000FEFE80A82FAE5BEAEB.png" xlink:type="simple" xlink:show="embed" xlink:actuate="onLoad" loext:mime-type="image/png"/></draw:frame><text:span text:style-name="T4">Create a cube, create a sphere. </text:span><text:span text:style-name="T5">For demonstration purposes, m</text:span><text:span text:style-name="T4">ove the </text:span><text:span text:style-name="T5">sphere</text:span><text:span text:style-name="T4"> a bit off.</text:span><text:span text:style-name="T5"> </text:span><text:span text:style-name="T4">Parent the sphere to the cube</text:span><text:span text:style-name="T7">. </text:span><text:span text:style-name="T4">Cube must be the parent, sphere the child.</text:span></text:p>
      <text:p text:style-name="P41"/>
      <text:p text:style-name="P41"/>
      <text:p text:style-name="P41"/>
      <text:p text:style-name="P46"><draw:frame draw:style-name="fr1" draw:name="Bild24" text:anchor-type="paragraph" svg:y="0.189cm" svg:width="5.129cm" svg:height="2.709cm" draw:z-index="22"><draw:image xlink:href="Pictures/100002010000012F000000A038AC80ED9FD8191C.png" xlink:type="simple" xlink:show="embed" xlink:actuate="onLoad" loext:mime-type="image/png"/></draw:frame><text:span text:style-name="T4">Select just the cube. </text:span><text:span text:style-name="T6">In the Duplication Panel enable </text:span><text:span text:style-name="T4">Verts</text:span><text:span text:style-name="T6">.</text:span></text:p>
      <text:p text:style-name="P40"/>
      <text:p text:style-name="P40"/>
      <text:p text:style-name="P38"><text:span text:style-name="T4">As a result you will now have </text:span><text:span text:style-name="T5">eight</text:span><text:span text:style-name="T4"> spheres a</text:span><text:span text:style-name="T5">round </text:span><text:span text:style-name="T4">the child sphere, since the cube has </text:span><text:span text:style-name="T5">eight</text:span><text:span text:style-name="T4"> </text:span><text:span text:style-name="T5">vertices</text:span><text:span text:style-name="T4">.</text:span><text:span text:style-name="T5"> The center point is the sphere. </text:span></text:p>
      <text:p text:style-name="P40"><draw:frame draw:style-name="fr1" draw:name="Bild25" text:anchor-type="paragraph" svg:y="-0.22cm" svg:width="3.21cm" svg:height="2.335cm" draw:z-index="23"><draw:image xlink:href="Pictures/100002010000017B000001149BED73011F9EEC04.png" xlink:type="simple" xlink:show="embed" xlink:actuate="onLoad" loext:mime-type="image/png"/></draw:frame></text:p>
      <text:p text:style-name="P40"/>
      <text:p text:style-name="P40"/>
      <text:h text:style-name="P81" text:outline-level="2"><draw:frame draw:style-name="fr1" draw:name="Bild27" text:anchor-type="paragraph" svg:y="0.169cm" svg:width="5.129cm" svg:height="2.709cm" draw:z-index="25"><draw:image xlink:href="Pictures/100002010000012F000000A038AC80ED9FD8191C.png" xlink:type="simple" xlink:show="embed" xlink:actuate="onLoad" loext:mime-type="image/png"/></draw:frame><text:bookmark-start text:name="__RefHeading___Toc940_4246630207"/><text:span text:style-name="T23">I</text:span><text:span text:style-name="T24">nstance</text:span><text:span text:style-name="T5">verts</text:span><text:span text:style-name="T6"> Tools</text:span><text:bookmark-end text:name="__RefHeading___Toc940_4246630207"/></text:h>
      <text:h text:style-name="P89" text:outline-level="3"><text:bookmark-start text:name="__RefHeading___Toc1799_480571855"/>Animate Property<text:bookmark-end text:name="__RefHeading___Toc1799_480571855"/></text:h>
      <text:p text:style-name="P42">The properties with the Animate property at the right can be animated. You create a keyframe by clicking at it.</text:p>
      <text:h text:style-name="Heading_20_3" text:outline-level="3"><text:bookmark-start text:name="__RefHeading___Toc1801_480571855"/><text:span text:style-name="T6">A</text:span><text:span text:style-name="T4">lign to Vertex Normal</text:span><text:bookmark-end text:name="__RefHeading___Toc1801_480571855"/></text:h>
      <text:p text:style-name="P44">Orients the child objects along the normals of the parent vertices.</text:p>
      <text:h text:style-name="Heading_20_3" text:outline-level="3"><text:bookmark-start text:name="__RefHeading___Toc1803_480571855"/><text:span text:style-name="T8">S</text:span><text:span text:style-name="T4">how Instancer</text:span><text:bookmark-end text:name="__RefHeading___Toc1803_480571855"/></text:h>
      <text:h text:style-name="Heading_20_4" text:outline-level="4">Viewport</text:h>
      <text:p text:style-name="P53">Show the instance object in the viewport.</text:p>
      <text:h text:style-name="Heading_20_4" text:outline-level="4">Render</text:h>
      <text:p text:style-name="P53">Show the instance object in the final rendering.</text:p>
      <text:h text:style-name="P90" text:outline-level="3"/>
      <text:p text:style-name="P40"/>
      <text:p text:style-name="Horizontal_20_Line"/>
      <text:h text:style-name="P82" text:outline-level="2"><text:bookmark-start text:name="__RefHeading___Toc948_4246630207"/><text:soft-page-break/>Dupliface<text:bookmark-end text:name="__RefHeading___Toc948_4246630207"/></text:h>
      <text:p text:style-name="P37"><text:span text:style-name="Emphasis"><text:span text:style-name="T4">DupliFaces</text:span></text:span><text:span text:style-name="T4">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5"><draw:image xlink:href="Pictures/10000201000001B8000001691191888616433E4E.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1" draw:name="Bild18" text:anchor-type="paragraph" svg:y="-0.191cm" svg:width="5.151cm" svg:height="3.35cm" draw:z-index="16"><draw:image xlink:href="Pictures/1000020100000130000000C69AEAF80026ED6CE2.png" xlink:type="simple" xlink:show="embed" xlink:actuate="onLoad" loext:mime-type="image/png"/></draw:frame>In the Duplication Panel enable Faces.</text:p>
      <text:p text:style-name="P37"/>
      <text:p text:style-name="P37"/>
      <text:p text:style-name="P37"/>
      <text:p text:style-name="P37"><draw:frame draw:style-name="fr1" draw:name="Bild19" text:anchor-type="paragraph" svg:y="0.356cm" svg:width="3.15cm" svg:height="2.131cm" draw:z-index="17"><draw:image xlink:href="Pictures/1000020100000174000000FCAEDDE2AD859B1C31.png" xlink:type="simple" xlink:show="embed" xlink:actuate="onLoad" loext:mime-type="image/png"/></draw:frame>As a result you will now have six spheres at the child sphere, since the cube has six sides.</text:p>
      <text:p text:style-name="P40"/>
      <text:p text:style-name="P40"/>
      <table:table table:name="Tabelle64" table:style-name="Tabelle64">
        <table:table-column table:style-name="Tabelle64.A"/>
        <table:table-row>
          <table:table-cell table:style-name="Tabelle64.A1" office:value-type="string">
            <text:p text:style-name="P25">Note</text:p>
          </table:table-cell>
        </table:table-row>
        <table:table-row>
          <table:table-cell table:style-name="Tabelle64.A2" office:value-type="string">
            <text:p text:style-name="P45"><text:span text:style-name="Emphasis">The location, orientation, and scale of the duplicated child(ren) matches that of the faces of the parent. So, if several </text:span><text:span text:style-name="Emphasis"><text:span text:style-name="T9">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1" draw:name="Bild22" text:anchor-type="paragraph" svg:y="0.388cm" svg:width="5.151cm" svg:height="3.35cm" draw:z-index="20"><draw:image xlink:href="Pictures/1000020100000130000000C69AEAF80026ED6CE2.png" xlink:type="simple" xlink:show="embed" xlink:actuate="onLoad" loext: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3">The properties with the Animate property at the right can be animated. You create a keyframe by clicking at it.</text:p>
      <text:h text:style-name="P91" text:outline-level="3"><text:bookmark-start text:name="__RefHeading___Toc1807_480571855"/><text:soft-page-break/><text:span text:style-name="T8">S</text:span><text:span text:style-name="T4">how Instancer</text:span><text:bookmark-end text:name="__RefHeading___Toc1807_480571855"/></text:h>
      <text:h text:style-name="P64" text:outline-level="4">Viewport</text:h>
      <text:p text:style-name="P53">Show the instance object in the viewport.</text:p>
      <text:h text:style-name="P64" text:outline-level="4">Render</text:h>
      <text:p text:style-name="P53">Show the instance object in the final rendering.</text:p>
      <text:h text:style-name="Heading_20_3" text:outline-level="3"><draw:frame draw:style-name="fr1" draw:name="Bild20" text:anchor-type="paragraph" svg:y="0.24cm" svg:width="2.819cm" svg:height="1.998cm" draw:z-index="18"><draw:image xlink:href="Pictures/100002010000014D000000EC93D80841E7802F1A.png" xlink:type="simple" xlink:show="embed" xlink:actuate="onLoad" loext:mime-type="image/png"/></draw:frame><text:bookmark-start text:name="__RefHeading___Toc954_4246630207"/>Scale<text:span text:style-name="T25"> by Face Size</text:span><text:bookmark-end text:name="__RefHeading___Toc954_4246630207"/></text:h>
      <text:p text:style-name="P37">When you tick scale<text:span text:style-name="T25"> by face size</text:span> then you can control the size of the child objects.</text:p>
      <text:p text:style-name="P37"/>
      <text:p text:style-name="P39"><draw:frame draw:style-name="fr4" draw:name="Bild21" text:anchor-type="paragraph" svg:x="14.527cm" svg:y="0.115cm" svg:width="4.173cm" svg:height="2.794cm" draw:z-index="19"><draw:image xlink:href="Pictures/10000201000001ED0000014AA3FF3AA585CFE06D.png" xlink:type="simple" xlink:show="embed" xlink:actuate="onLoad" loext:mime-type="image/png"/></draw:frame><text:span text:style-name="T10">With Scale ticked y</text:span>ou can also influence the size of the child objects by changing the parent geometry.</text:p>
      <text:h text:style-name="P86" text:outline-level="3"><text:bookmark-start text:name="__RefHeading___Toc956_4246630207"/>Factor<text:bookmark-end text:name="__RefHeading___Toc956_4246630207"/></text:h>
      <text:p text:style-name="P37">The scale factor for scale<text:span text:style-name="T25">.</text:span></text:p>
      <text:p text:style-name="P45"/>
      <table:table table:name="Tabelle7" table:style-name="Tabelle7">
        <table:table-column table:style-name="Tabelle7.A"/>
        <table:table-row>
          <table:table-cell table:style-name="Tabelle7.A1" office:value-type="string">
            <text:h text:style-name="P74" text:outline-level="1"><text:bookmark-start text:name="__RefHeading___Toc1459_893467951"/><text:span text:style-name="T11">Motion Paths </text:span>Panel<text:bookmark-end text:name="__RefHeading___Toc1459_893467951"/></text:h>
          </table:table-cell>
        </table:table-row>
      </table:table>
      <text:p text:style-name="P11"><draw:frame draw:style-name="fr2" draw:name="Bild34" text:anchor-type="paragraph" svg:width="3.401cm" svg:height="3.33cm" draw:z-index="26"><draw:image xlink:href="Pictures/10000201000000C9000000C5E40ACBD4E3557D22.png" xlink:type="simple" xlink:show="embed" xlink:actuate="onLoad" loext:mime-type="image/png"/></draw:frame></text:p>
      <text:p text:style-name="P12">Motion paths is a visual helper to judge the motion of objects.</text:p>
      <text:p text:style-name="P9"/>
      <text:p text:style-name="P12">Motion paths are not displayed by default. They need to be calculated. This can be done here.</text:p>
      <text:p text:style-name="P12"/>
      <text:h text:style-name="Heading_20_2" text:outline-level="2"><text:bookmark-start text:name="__RefHeading___Toc1461_893467951"/>Workflow:<text:bookmark-end text:name="__RefHeading___Toc1461_893467951"/></text:h>
      <text:p text:style-name="P12"><draw:frame draw:style-name="fr1" draw:name="Bild35" text:anchor-type="paragraph" svg:y="0.307cm" svg:width="11.291cm" svg:height="3.791cm" draw:z-index="27"><draw:image xlink:href="Pictures/100002010000029B000000E011294F471949FBA4.png" xlink:type="simple" xlink:show="embed" xlink:actuate="onLoad" loext:mime-type="image/png"/></draw:frame></text:p>
      <text:p text:style-name="P12">We simply need a motion animation first. For example a moving cube. </text:p>
      <text:p text:style-name="P12"/>
      <text:p text:style-name="P12">Add a cube. Choose a keying set. Set a keyframe at let's say frame 0. Go to frame 2<text:span text:style-name="T25">0</text:span>. Move the object. Set a keyframe at frame 20.</text:p>
      <text:p text:style-name="P12"/>
      <text:p text:style-name="P12">Click Calculate. You will now see the motion path of this object.</text:p>
      <text:p text:style-name="P62"/>
      <text:h text:style-name="Heading_20_2" text:outline-level="2"><text:bookmark-start text:name="__RefHeading___Toc1463_893467951"/>Motion Paths Tools:<text:bookmark-end text:name="__RefHeading___Toc1463_893467951"/></text:h>
      <text:p text:style-name="P12"/>
      <text:h text:style-name="Heading_20_3" text:outline-level="3"><draw:frame draw:style-name="fr2"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7">There are two path types available.<text:span text:style-name="T25"> In Range and Around Frame.</text:span></text:p>
      <text:h text:style-name="Heading_20_4" text:outline-level="4"><draw:frame draw:style-name="fr2" draw:name="Bild28" text:anchor-type="paragraph" svg:width="5.11cm" svg:height="1.619cm" draw:z-index="41"><draw:image xlink:href="Pictures/100002010000012E000000604B0E871ECB00FC0A.png" xlink:type="simple" xlink:show="embed" xlink:actuate="onLoad" loext:mime-type="image/png"/></draw:frame><text:bookmark-start text:name="__RefHeading___Toc1467_893467951"/><text:soft-page-break/><text:span text:style-name="T11">I</text:span>n Range<text:bookmark-end text:name="__RefHeading___Toc1467_893467951"/></text:h>
      <text:p text:style-name="P47">Displays the full motion path.</text:p>
      <text:h text:style-name="Heading_20_4" text:outline-level="4"><text:bookmark-start text:name="__RefHeading___Toc1469_893467951"/>Paths range update<text:bookmark-end text:name="__RefHeading___Toc1469_893467951"/></text:h>
      <text:p text:style-name="P47">Update Frame Range for Motion paths from the scene's current frame range.</text:p>
      <text:h text:style-name="Heading_20_5" text:outline-level="5">Frame Range Start</text:h>
      <text:p text:style-name="P47">The start frame.</text:p>
      <text:h text:style-name="Heading_20_5" text:outline-level="5">End</text:h>
      <text:p text:style-name="P47">The end frame.</text:p>
      <text:h text:style-name="Heading_20_5" text:outline-level="5">Step</text:h>
      <text:p text:style-name="P47">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E4D2FCE7AB2352B8.png" xlink:type="simple" xlink:show="embed" xlink:actuate="onLoad" loext:mime-type="image/png"/></draw:frame><text:bookmark-start text:name="__RefHeading___Toc1471_893467951"/>Around Frame<text:bookmark-end text:name="__RefHeading___Toc1471_893467951"/></text:h>
      <text:p text:style-name="P47">Displays just the motion path around the current frame. Not the whole path.</text:p>
      <text:h text:style-name="Heading_20_5" text:outline-level="5">Frame Range before</text:h>
      <text:p text:style-name="P47">The frames to display before the current frame.</text:p>
      <text:h text:style-name="Heading_20_5" text:outline-level="5">After</text:h>
      <text:p text:style-name="P47">The frames to display after the current frame.</text:p>
      <text:h text:style-name="Heading_20_5" text:outline-level="5">Step</text:h>
      <text:p text:style-name="P47">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7">Not editable. Internal cache information that should be hidden.</text:p>
      <text:h text:style-name="Heading_20_3" text:outline-level="3"><text:bookmark-start text:name="__RefHeading___Toc1475_893467951"/>Update Paths<text:bookmark-end text:name="__RefHeading___Toc1475_893467951"/></text:h>
      <text:p text:style-name="P47">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7">Deletes ALL motion paths caches in the scene. Hold down shift to delete just the path for the current object.</text:p>
      <text:p text:style-name="Horizontal_20_Line"/>
      <text:p text:style-name="Text_20_body"/>
      <text:p text:style-name="Text_20_body"/>
      <text:h text:style-name="Heading_20_3" text:outline-level="3"><draw:frame draw:style-name="fr2" draw:name="Bild39" text:anchor-type="paragraph" svg:width="5.11cm" svg:height="2.949cm" draw:z-index="30"><draw:image xlink:href="Pictures/100002010000012E000000AE22105481EB9C3AAF.png" xlink:type="simple" xlink:show="embed" xlink:actuate="onLoad" loext:mime-type="image/png"/></draw:frame><text:bookmark-start text:name="__RefHeading___Toc1479_893467951"/><text:soft-page-break/>Display<text:bookmark-end text:name="__RefHeading___Toc1479_893467951"/></text:h>
      <text:p text:style-name="P47">Here you find some display options for the path.</text:p>
      <text:h text:style-name="Heading_20_4" text:outline-level="4">Frame Numbers</text:h>
      <text:p text:style-name="P47">Display the frame number above every knot of the motion path</text:p>
      <text:h text:style-name="Heading_20_4" text:outline-level="4">Keyframes</text:h>
      <text:p text:style-name="P47">Display the keyframes in the path as orange dots.</text:p>
      <text:h text:style-name="Heading_20_4" text:outline-level="4">Keyframe Numbers</text:h>
      <text:p text:style-name="P47">Display the keyframe number above every keyframe.</text:p>
      <text:h text:style-name="Heading_20_4" text:outline-level="4">Lines</text:h>
      <text:p text:style-name="P47">Display a line between the points.</text:p>
      <text:h text:style-name="Heading_20_4" text:outline-level="4">Thickness</text:h>
      <text:p text:style-name="P47">The line thickness.</text:p>
      <text:h text:style-name="Heading_20_4" text:outline-level="4">Custom Color</text:h>
      <text:p text:style-name="P47">Define a custom color for the motion path. A click at the color area opens a color picker.</text:p>
      <text:p text:style-name="P48"/>
      <table:table table:name="Tabelle10" table:style-name="Tabelle10">
        <table:table-column table:style-name="Tabelle10.A"/>
        <table:table-row>
          <table:table-cell table:style-name="Tabelle10.A1" office:value-type="string">
            <text:h text:style-name="P77" text:outline-level="1"><text:bookmark-start text:name="__RefHeading___Toc1809_480571855"/><text:span text:style-name="T21">V</text:span><text:span text:style-name="T22">isibility</text:span><text:span text:style-name="T26"> Panel</text:span><text:bookmark-end text:name="__RefHeading___Toc1809_480571855"/></text:h>
          </table:table-cell>
        </table:table-row>
      </table:table>
      <text:p text:style-name="P18"/>
      <text:h text:style-name="Heading_20_2" text:outline-level="2"><draw:frame draw:style-name="fr1" draw:name="Bild29" text:anchor-type="paragraph" svg:y="0.085cm" svg:width="5.151cm" svg:height="2.461cm" draw:z-index="42"><draw:image xlink:href="Pictures/10000201000001300000009110E4EA1AB9527939.png" xlink:type="simple" xlink:show="embed" xlink:actuate="onLoad" loext:mime-type="image/png"/></draw:frame><text:bookmark-start text:name="__RefHeading___Toc1811_480571855"/>Animate property<text:bookmark-end text:name="__RefHeading___Toc1811_480571855"/></text:h>
      <text:p text:style-name="P54">Th<text:span text:style-name="T27">ese</text:span> property can be animated. Clicking at <text:span text:style-name="T27">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6">Show the object in the viewport. This can also be done in the outliner.</text:p>
      <text:h text:style-name="Heading_20_3" text:outline-level="3"><text:bookmark-start text:name="__RefHeading___Toc1817_480571855"/>Renders<text:bookmark-end text:name="__RefHeading___Toc1817_480571855"/></text:h>
      <text:p text:style-name="P56">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9">Grease Pencil object only. Light affects grease pencil object.</text:p>
      <text:p text:style-name="P13"/>
      <table:table table:name="Tabelle8" table:style-name="Tabelle8">
        <table:table-column table:style-name="Tabelle8.A"/>
        <text:soft-page-break/>
        <table:table-row>
          <table:table-cell table:style-name="Tabelle8.A1" office:value-type="string">
            <text:h text:style-name="P74" text:outline-level="1"><text:bookmark-start text:name="__RefHeading___Toc1481_893467951"/><text:span text:style-name="T11">Viewport Display </text:span>Panel<text:bookmark-end text:name="__RefHeading___Toc1481_893467951"/></text:h>
          </table:table-cell>
        </table:table-row>
      </table:table>
      <text:p text:style-name="P11"><draw:frame draw:style-name="fr1" draw:name="Bild41" text:anchor-type="paragraph" svg:y="0.413cm" svg:width="5.159cm" svg:height="4.54cm" draw:z-index="31"><draw:image xlink:href="Pictures/10000201000001310000010C37C554B0F36A9F6E.png" xlink:type="simple" xlink:show="embed" xlink:actuate="onLoad" loext:mime-type="image/png"/></draw:frame></text:p>
      <text:p text:style-name="P12">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20">The content is different for different object types. Mesh objects have more options than a grease pencil for example.</text:p>
      <text:p text:style-name="P20"/>
      <text:p text:style-name="P21">Note also that some objects have some further special viewport settings in other tabs. For example, Bones have also viewport settings in the Object Data properties, and in the Bone properties.</text:p>
      <text:p text:style-name="P22"/>
      <text:p text:style-name="P21">This panel here is for general viewport display settings<text:span text:style-name="T28"> for the objects</text:span>.</text:p>
      <text:p text:style-name="P21"/>
      <text:h text:style-name="P83" text:outline-level="2"><text:bookmark-start text:name="__RefHeading___Toc1823_480571855"/>Animate property<text:bookmark-end text:name="__RefHeading___Toc1823_480571855"/></text:h>
      <text:p text:style-name="P55">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4BDF40178939BCB5.png" xlink:type="simple" xlink:show="embed" xlink:actuate="onLoad" loext:mime-type="image/png"/></draw:frame><text:bookmark-start text:name="__RefHeading___Toc1483_893467951"/>Name<text:bookmark-end text:name="__RefHeading___Toc1483_893467951"/></text:h>
      <text:p text:style-name="P47">Display the object name at the pivot point.</text:p>
      <text:p text:style-name="P47"/>
      <text:p text:style-name="P47"/>
      <text:h text:style-name="Heading_20_3" text:outline-level="3"><draw:frame draw:style-name="fr1" draw:name="Bild30" text:anchor-type="paragraph" svg:y="0.439cm" svg:width="4.06cm" svg:height="3.641cm" draw:z-index="43"><draw:image xlink:href="Pictures/10000201000000F0000000D7382EB5C4FC26EB55.png" xlink:type="simple" xlink:show="embed" xlink:actuate="onLoad" loext:mime-type="image/png"/></draw:frame><text:bookmark-start text:name="__RefHeading___Toc1827_480571855"/>Axis<text:bookmark-end text:name="__RefHeading___Toc1827_480571855"/></text:h>
      <text:p text:style-name="P49">Display the objects axis. Best done with Wireframe display mode. Solid faces may hide the axis. Or tick in Front. Then the axis gets also drawn above the mesh faces.</text:p>
      <text:p text:style-name="P49"/>
      <text:p text:style-name="P49"/>
      <text:p text:style-name="P49"/>
      <text:h text:style-name="Heading_20_3" text:outline-level="3"><draw:frame draw:style-name="fr2" draw:name="Bild31" text:anchor-type="paragraph" svg:width="3.12cm" svg:height="3.05cm" draw:z-index="44"><draw:image xlink:href="Pictures/10000201000000B8000000B4F436F0F4B6C199FB.png" xlink:type="simple" xlink:show="embed" xlink:actuate="onLoad" loext:mime-type="image/png"/></draw:frame><text:bookmark-start text:name="__RefHeading___Toc1829_480571855"/>Wireframe<text:bookmark-end text:name="__RefHeading___Toc1829_480571855"/></text:h>
      <text:p text:style-name="P49">Display parts of the wire frame in Object Mode. See All Edges.</text:p>
      <text:p text:style-name="P49"/>
      <text:p text:style-name="P49"/>
      <text:p text:style-name="P49"/>
      <text:h text:style-name="Heading_20_3" text:outline-level="3"><draw:frame draw:style-name="fr1" draw:name="Bild32" text:anchor-type="paragraph" svg:y="0.915cm" svg:width="5.429cm" svg:height="2.491cm" draw:z-index="45"><draw:image xlink:href="Pictures/100002010000014100000093ECC6B4BDFE1876EF.png" xlink:type="simple" xlink:show="embed" xlink:actuate="onLoad" loext:mime-type="image/png"/></draw:frame><text:bookmark-start text:name="__RefHeading___Toc1831_480571855"/><text:soft-page-break/>All Edges<text:bookmark-end text:name="__RefHeading___Toc1831_480571855"/></text:h>
      <text:p text:style-name="P49">This is a hieronymus bosch feature from Blender developers that will most probably trap you again and again. When you tick Wireframe then SOME of the edges of the object gets displayed. You need to tick all edges to display the whole Wireframe. </text:p>
      <text:p text:style-name="P49"/>
      <text:h text:style-name="Heading_20_3" text:outline-level="3"><draw:frame draw:style-name="fr3" draw:name="Bild44" text:anchor-type="paragraph" svg:x="14.161cm" svg:y="0.025cm" svg:width="4.491cm" svg:height="4.399cm" draw:z-index="33"><draw:image xlink:href="Pictures/10000201000001090000010497294B8E622D73BE.png" xlink:type="simple" xlink:show="embed" xlink:actuate="onLoad" loext:mime-type="image/png"/></draw:frame><text:bookmark-start text:name="__RefHeading___Toc1487_893467951"/>Texture Space<text:bookmark-end text:name="__RefHeading___Toc1487_893467951"/></text:h>
      <text:p text:style-name="P47">Display the objects texture space. This has to do with the mapping. A sphere can for example have a cubic mapping.</text:p>
      <text:p text:style-name="P47"/>
      <text:p text:style-name="P47"/>
      <text:h text:style-name="Heading_20_3" text:outline-level="3"><text:bookmark-start text:name="__RefHeading___Toc1495_893467951"/>Shadow<text:bookmark-end text:name="__RefHeading___Toc1495_893467951"/></text:h>
      <text:p text:style-name="P49">The object should throw a shadow in the 3D view.<text:span text:style-name="T28"> But it seems to be dysfunctional.</text:span></text:p>
      <text:h text:style-name="Heading_20_3" text:outline-level="3"><draw:frame draw:style-name="fr2" draw:name="Bild45" text:anchor-type="paragraph" svg:width="4.11cm" svg:height="4.279cm" draw:z-index="34"><draw:image xlink:href="Pictures/10000201000000F3000000FDEBDFE6C2F84E9557.png" xlink:type="simple" xlink:show="embed" xlink:actuate="onLoad" loext:mime-type="image/png"/></draw:frame><text:bookmark-start text:name="__RefHeading___Toc1489_893467951"/>In Front<text:bookmark-end text:name="__RefHeading___Toc1489_893467951"/></text:h>
      <text:p text:style-name="P47">X Ray. Display this object in front of all other objects.</text:p>
      <text:p text:style-name="P47"/>
      <text:p text:style-name="P57"/>
      <text:p text:style-name="P57"/>
      <text:h text:style-name="P92" text:outline-level="3"><text:bookmark-start text:name="__RefHeading___Toc1714_800378410"/>Color<text:bookmark-end text:name="__RefHeading___Toc1714_800378410"/></text:h>
      <text:p text:style-name="P50">Object Color and Alpha that is used when Faces have the ObColor Mode enabled.</text:p>
      <text:p text:style-name="P58">No idea where that gets enabled. Thanks Blender Devs!</text:p>
      <text:h text:style-name="Heading_20_3" text:outline-level="3"><text:bookmark-start text:name="__RefHeading___Toc1497_893467951"/>Display As<text:bookmark-end text:name="__RefHeading___Toc1497_893467951"/></text:h>
      <text:p text:style-name="P47">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9.135cm" svg:y="0.637cm" svg:width="5.159cm" svg:height="0.559cm" draw:z-index="46"><draw:image xlink:href="Pictures/10000201000001310000002131D2EF99ADF14D23.png" xlink:type="simple" xlink:show="embed" xlink:actuate="onLoad" loext:mime-type="image/png"/></draw:frame><draw:frame draw:style-name="fr1" draw:name="Bild49" text:anchor-type="paragraph" svg:y="0.526cm" svg:width="3.889cm" svg:height="3.671cm" draw:z-index="36"><draw:image xlink:href="Pictures/10000201000000E6000000D986230FB07C8C567C.png" xlink:type="simple" xlink:show="embed" xlink:actuate="onLoad" loext:mime-type="image/png"/></draw:frame><text:bookmark-start text:name="__RefHeading___Toc1499_893467951"/>Bounds<text:bookmark-end text:name="__RefHeading___Toc1499_893467951"/></text:h>
      <text:p text:style-name="P47">Display the bounding box for this object. </text:p>
      <text:h text:style-name="Heading_20_4" text:outline-level="4"><draw:frame draw:style-name="fr3" draw:name="Bild48" text:anchor-type="paragraph" svg:x="11.391cm" svg:y="-0.191cm" svg:width="2.78cm" svg:height="2.54cm" draw:z-index="35"><draw:image xlink:href="Pictures/10000201000000A40000009638D9827BB11C866C.png" xlink:type="simple" xlink:show="embed" xlink:actuate="onLoad" loext:mime-type="image/png"/></draw:frame>Display Bounds Type</text:h>
      <text:p text:style-name="P59"><text:span text:style-name="T30">W</text:span><text:span text:style-name="T11">hat shape to choose </text:span><text:span text:style-name="T30">for the bounding box</text:span><text:span text:style-name="T11">. There is more than just the classical box shape available.</text:span></text:p>
      <text:p text:style-name="P59"/>
      <table:table table:name="Tabelle9" table:style-name="Tabelle9">
        <table:table-column table:style-name="Tabelle9.A"/>
        <text:soft-page-break/>
        <table:table-row>
          <table:table-cell table:style-name="Tabelle9.A1" office:value-type="string">
            <text:h text:style-name="P78" text:outline-level="1"><text:bookmark-start text:name="__RefHeading___Toc4992_1210455647"/><text:span text:style-name="T12">Custom Properties</text:span> <text:span text:style-name="T13">Panel</text:span><text:bookmark-end text:name="__RefHeading___Toc4992_1210455647"/></text:h>
          </table:table-cell>
        </table:table-row>
      </table:table>
      <text:p text:style-name="P16"/>
      <text:p text:style-name="P16"><draw:frame draw:style-name="fr2" draw:name="Bild51" text:anchor-type="paragraph" svg:width="4.81cm" svg:height="2.76cm" draw:z-index="37"><draw:image xlink:href="Pictures/100002010000011C000000A371890A13CA5FC774.png" xlink:type="simple" xlink:show="embed" xlink:actuate="onLoad" loext:mime-type="image/png"/></draw:frame><text:span text:style-name="T15">Define c</text:span><text:span text:style-name="T14">ustom properties</text:span><text:span text:style-name="T15"> that can be</text:span><text:span text:style-name="T14"> used </text:span><text:span text:style-name="T15">for</text:span><text:span text:style-name="T14"> scripting.</text:span></text:p>
      <text:p text:style-name="P15"/>
      <text:p text:style-name="P14">Here you might also find custom properties from addons or scripts.</text:p>
      <text:h text:style-name="P84" text:outline-level="2"><text:bookmark-start text:name="__RefHeading___Toc4994_1210455647"/>Add<text:bookmark-end text:name="__RefHeading___Toc4994_1210455647"/></text:h>
      <text:p text:style-name="P51">Adds a new property.</text:p>
      <text:h text:style-name="P84" text:outline-level="2"><draw:frame draw:style-name="fr1" draw:name="Bild52" text:anchor-type="paragraph" svg:y="0.81cm" svg:width="5.23cm" svg:height="3.47cm" draw:z-index="3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1">A panel <text:span text:style-name="T29">to a</text:span>djust the settings for the custom property.</text:p>
      <text:p text:style-name="P51"/>
      <text:h text:style-name="P84"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ext:span text:style-name="MT1">Properties </text:span>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9H53M36S</meta:editing-duration>
    <meta:editing-cycles>72</meta:editing-cycles>
    <meta:generator>LibreOffice/6.4.6.2$Windows_X86_64 LibreOffice_project/0ce51a4fd21bff07a5c061082cc82c5ed232f115</meta:generator>
    <dc:date>2020-10-14T11:49:09.502000000</dc:date>
    <meta:document-statistic meta:table-count="11" meta:image-count="47" meta:object-count="0" meta:page-count="15" meta:paragraph-count="295" meta:word-count="2191" meta:character-count="12374" meta:non-whitespace-character-count="10468"/>
    <meta:template xlink:type="simple" xlink:actuate="onRequest" xlink:title="standard1cm" xlink:href="../../../../AppData/Roaming/LibreOffice/4/user/template/standard1cm.ott" meta:date="2016-03-29T10:11:56.570000000"/>
  </office:meta>
</office:document-meta>
</file>